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c900" officeooo:paragraph-rsid="0005c900"/>
    </style:style>
    <style:style style:name="P2" style:family="paragraph" style:parent-style-name="Standard">
      <style:text-properties officeooo:rsid="00085e14" officeooo:paragraph-rsid="00085e14"/>
    </style:style>
    <style:style style:name="P3" style:family="paragraph" style:parent-style-name="Standard" style:list-style-name="L1">
      <style:text-properties officeooo:rsid="0005c900" officeooo:paragraph-rsid="0005c900"/>
    </style:style>
    <style:style style:name="P4" style:family="paragraph" style:parent-style-name="Standard" style:list-style-name="L1">
      <style:text-properties officeooo:rsid="000697d4" officeooo:paragraph-rsid="000697d4"/>
    </style:style>
    <style:style style:name="P5" style:family="paragraph" style:parent-style-name="Standard" style:list-style-name="L1">
      <style:text-properties officeooo:rsid="00085e14" officeooo:paragraph-rsid="00085e14"/>
    </style:style>
    <style:style style:name="P6" style:family="paragraph" style:parent-style-name="Standard" style:list-style-name="L2">
      <style:text-properties officeooo:rsid="00085e14" officeooo:paragraph-rsid="00085e14"/>
    </style:style>
    <style:style style:name="P7" style:family="paragraph" style:parent-style-name="Standard" style:list-style-name="L2">
      <style:text-properties officeooo:rsid="000975b0" officeooo:paragraph-rsid="000975b0"/>
    </style:style>
    <style:style style:name="P8" style:family="paragraph" style:parent-style-name="Standard" style:list-style-name="L2">
      <style:text-properties officeooo:rsid="000a6d99" officeooo:paragraph-rsid="000a6d99"/>
    </style:style>
    <style:style style:name="T1" style:family="text">
      <style:text-properties officeooo:rsid="000697d4"/>
    </style:style>
    <style:style style:name="T2" style:family="text">
      <style:text-properties officeooo:rsid="000e4f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25 Berchum → Geweke</text:p>
      <text:p text:style-name="P1"/>
      <text:list xml:id="list3955976152" text:style-name="L1">
        <text:list-item>
          <text:p text:style-name="P3">Ergster Weg gerade aus</text:p>
        </text:list-item>
        <text:list-item>
          <text:p text:style-name="P3">weiter → HST Garenfelder <text:span text:style-name="T1">Weg</text:span></text:p>
        </text:list-item>
        <text:list-item>
          <text:p text:style-name="P4">rechts → Linnufer → Berchumer Dorfbäckerei</text:p>
        </text:list-item>
        <text:list-item>
          <text:p text:style-name="P4">Ende rechts → Verbandsstraße</text:p>
        </text:list-item>
        <text:list-item>
          <text:p text:style-name="P4">rechts → Villigster Straße → Automobile Merovci</text:p>
        </text:list-item>
        <text:list-item>
          <text:p text:style-name="P4">Ende links → Industriestraße</text:p>
        </text:list-item>
        <text:list-item>
          <text:p text:style-name="P4">links → Dolomitstraße</text:p>
        </text:list-item>
        <text:list-item>
          <text:p text:style-name="P4">rechts → Südfeldstraße → HST Dolomitstraße → Autobahnbrücke</text:p>
        </text:list-item>
        <text:list-item>
          <text:p text:style-name="P4">HST Sauerlandstraße gerade aus</text:p>
        </text:list-item>
        <text:list-item>
          <text:p text:style-name="P4">nach HST Spessartstraße → Flensburgstraße →<text:span text:style-name="T2"> Autobahnbrücke</text:span></text:p>
        </text:list-item>
        <text:list-item>
          <text:p text:style-name="P4">rechts → HST Tondernstraße</text:p>
        </text:list-item>
        <text:list-item>
          <text:p text:style-name="P4">Ampel HST Tondernstraße gerade aus</text:p>
        </text:list-item>
        <text:list-item>
          <text:p text:style-name="P4">nach HST Rubenstraße rechts → Bülowstraße</text:p>
        </text:list-item>
        <text:list-item>
          <text:p text:style-name="P4">Ampel Landgericht links → Heinitzstraße</text:p>
        </text:list-item>
        <text:list-item>
          <text:p text:style-name="P4">Kreisel 2. gerade aus → Innenstadt</text:p>
        </text:list-item>
        <text:list-item>
          <text:p text:style-name="P4">Ampel links → HST Volkspark</text:p>
        </text:list-item>
        <text:list-item>
          <text:p text:style-name="P4">Theater links → Konkordiastraße</text:p>
        </text:list-item>
        <text:list-item>
          <text:p text:style-name="P4">nächste links → Hochstraße</text:p>
        </text:list-item>
        <text:list-item>
          <text:p text:style-name="P4">Pub Jakyll &amp; Hyde rechts → Kampstraße</text:p>
        </text:list-item>
        <text:list-item>
          <text:p text:style-name="P5">2. rechts → Bergischer Ring</text:p>
        </text:list-item>
        <text:list-item>
          <text:p text:style-name="P5">links → Buscheystraße → Ärztehaus am AKH → Allgemeines Krankenhaus</text:p>
        </text:list-item>
        <text:list-item>
          <text:p text:style-name="P5">weiter gerade aus → Eugen-Richter-Straße</text:p>
        </text:list-item>
        <text:list-item>
          <text:p text:style-name="P5">Ende links → Konrad-Adenauer-Ring</text:p>
        </text:list-item>
        <text:list-item>
          <text:p text:style-name="P5"><text:span text:style-name="T2">nächste </text:span>Ampel links → Hördenstraße/<text:span text:style-name="T2">Caritas/Konrad-Adenauer-Ring</text:span></text:p>
        </text:list-item>
        <text:list-item>
          <text:p text:style-name="P5">rechts → HST Sachsenstraße/Sachsenstraße</text:p>
        </text:list-item>
        <text:list-item>
          <text:p text:style-name="P5">rechts → Hestertstraße</text:p>
        </text:list-item>
        <text:list-item>
          <text:p text:style-name="P5">links → Hestertstraße</text:p>
        </text:list-item>
        <text:list-item>
          <text:p text:style-name="P5">Ende links → Berliner Straße</text:p>
        </text:list-item>
        <text:list-item>
          <text:p text:style-name="P5">Märkische Bank links → Swollinskystraße</text:p>
        </text:list-item>
        <text:list-item>
          <text:p text:style-name="P5">links → Hasper Torhaus</text:p>
        </text:list-item>
        <text:list-item>
          <text:p text:style-name="P5">links → Tillmannstraße</text:p>
        </text:list-item>
        <text:list-item>
          <text:p text:style-name="P5">rechts → Hasper Bahnhof → HST Heubing BHF</text:p>
        </text:list-item>
        <text:list-item>
          <text:p text:style-name="P5">links → Tückingstraße</text:p>
        </text:list-item>
        <text:list-item>
          <text:p text:style-name="P5">nächste links → Im Lindental</text:p>
        </text:list-item>
        <text:list-item>
          <text:p text:style-name="P5">nach HST Lindental rechts → In der Geweke</text:p>
        </text:list-item>
        <text:list-item>
          <text:p text:style-name="P5">Wendeschleife drehen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Linie 525 Geweke → Berchum</text:p>
      <text:p text:style-name="P2"/>
      <text:list xml:id="list2559017050" text:style-name="L2">
        <text:list-item>
          <text:p text:style-name="P6">Ende links → HST Im Lindental</text:p>
        </text:list-item>
        <text:list-item>
          <text:p text:style-name="P7">Ende rechts</text:p>
        </text:list-item>
        <text:list-item>
          <text:p text:style-name="P7">nächste rechts → Hammer Straße → HST Hasper Hammer</text:p>
        </text:list-item>
        <text:list-item>
          <text:p text:style-name="P7">nach HST Heubing Bahnhof links → Tillmannstraße</text:p>
        </text:list-item>
        <text:list-item>
          <text:p text:style-name="P7">Märkische Bank rechts → Swollinskystraße</text:p>
        </text:list-item>
        <text:list-item>
          <text:p text:style-name="P7">links → Hasper Torhaus</text:p>
        </text:list-item>
        <text:list-item>
          <text:p text:style-name="P7">rechts → Berliner Straße</text:p>
        </text:list-item>
        <text:list-item>
          <text:p text:style-name="P7">rechts → Heilig-Geist-Straße</text:p>
        </text:list-item>
        <text:list-item>
          <text:p text:style-name="P7">links → Hestertstraße</text:p>
        </text:list-item>
        <text:list-item>
          <text:p text:style-name="P7">rechts → Hestertstraße</text:p>
        </text:list-item>
        <text:list-item>
          <text:p text:style-name="P7">links → Sachsenstraße</text:p>
        </text:list-item>
        <text:list-item>
          <text:p text:style-name="P7">nach HST Sachsenstraße links → Hördenstraße</text:p>
        </text:list-item>
        <text:list-item>
          <text:p text:style-name="P7">Ende rechts → Konrad-Adenauer-Ring</text:p>
        </text:list-item>
        <text:list-item>
          <text:p text:style-name="P7">HST Gewerbepark Kuckelhausen rechts → Eugen-Richter-Straße</text:p>
        </text:list-item>
        <text:list-item>
          <text:p text:style-name="P7">Ende rechts → Bergischer Ring</text:p>
        </text:list-item>
        <text:list-item>
          <text:p text:style-name="P7">Fichte Gymnasium links → Goldbergstraße</text:p>
        </text:list-item>
        <text:list-item>
          <text:p text:style-name="P7">Jakyll &amp; Hyde links → Hochstraße</text:p>
        </text:list-item>
        <text:list-item>
          <text:p text:style-name="P7">Ende rechts → Konkordiastraße</text:p>
        </text:list-item>
        <text:list-item>
          <text:p text:style-name="P7">Ende/Theater rechts → Innenstadt</text:p>
        </text:list-item>
        <text:list-item>
          <text:p text:style-name="P7">Ampel nach HST Volkspark rechts</text:p>
        </text:list-item>
        <text:list-item>
          <text:p text:style-name="P7">Kreisel 2. gerade aus</text:p>
        </text:list-item>
        <text:list-item>
          <text:p text:style-name="P7">Ampel Riepe Sanitätshaus gerade aus</text:p>
        </text:list-item>
        <text:list-item>
          <text:p text:style-name="P7">Ampel Landgericht rechts → Bülowstraße/Esso</text:p>
        </text:list-item>
        <text:list-item>
          <text:p text:style-name="P7">Links → Lützowstraße → HST Rubensstraße</text:p>
        </text:list-item>
        <text:list-item>
          <text:p text:style-name="P7">rechts → Feithstraße</text:p>
        </text:list-item>
        <text:list-item>
          <text:p text:style-name="P7">nächste links → HST Tondernstraße</text:p>
        </text:list-item>
        <text:list-item>
          <text:p text:style-name="P7">nach HST Tondernstraße rechts → Flensburgstraße</text:p>
        </text:list-item>
        <text:list-item>
          <text:p text:style-name="P8">Ende links → Berchumer Straße → HST Spessartstraße</text:p>
        </text:list-item>
        <text:list-item>
          <text:p text:style-name="P8">nach HST Dolomitstraße/Ende links → Dolomitstraße</text:p>
        </text:list-item>
        <text:list-item>
          <text:p text:style-name="P8">nach HST Industriestraße rechts → Industriestraße</text:p>
        </text:list-item>
        <text:list-item>
          <text:p text:style-name="P8">rechts → Villigster Straße → Autobahnbrücke</text:p>
        </text:list-item>
        <text:list-item>
          <text:p text:style-name="P8">links → Verbandsstraße</text:p>
        </text:list-item>
        <text:list-item>
          <text:p text:style-name="P8">links → HST Linnufer/Linnufer</text:p>
        </text:list-item>
        <text:list-item>
          <text:p text:style-name="P8">links → Alter Hohlweg</text:p>
        </text:list-item>
        <text:list-item>
          <text:p text:style-name="P8">nach HST Auf der Steinhard links → Auf der Steigung</text:p>
        </text:list-item>
        <text:list-item>
          <text:p text:style-name="P8">Ende links → Ergster Weg → HST Berchu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8:54:48.975538971</meta:creation-date>
    <dc:date>2020-05-22T11:30:39.107919576</dc:date>
    <meta:editing-duration>P3DT14M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74" meta:word-count="445" meta:character-count="2588" meta:non-whitespace-character-count="2289"/>
  </office:meta>
</office:document-meta>
</file>